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s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RepeaterAsList( Repeater repea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set( int index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AsList.RepeaterAsList( Repeater repeater , boolean keysToLow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AsList.getWid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add( int index ,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As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get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s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